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belle perez - hijo de la luna</text:span></text:p>
      <text:p text:style-name="Standard"/>
      <text:p text:style-name="Standard">A fool is he who doesn't understand</text:p>
      <text:p text:style-name="Standard">a legend tells</text:p>
      <text:p text:style-name="Standard">that a gypsy woman</text:p>
      <text:p text:style-name="Standard">implored the moon</text:p>
      <text:p text:style-name="Standard">weeping, she begged till dawn</text:p>
      <text:p text:style-name="Standard">to marry a gypsy man</text:p>
      <text:p text:style-name="Standard">"you'll have your brown-skin man"</text:p>
      <text:p text:style-name="Standard">spoke the full moon from the sky</text:p>
      <text:p text:style-name="Standard">"but in return I want the</text:p>
      <text:p text:style-name="Standard">the first child</text:p>
      <text:p text:style-name="Standard">that you have with him,"</text:p>
      <text:p text:style-name="Standard">one who sacrifices her child</text:p>
      <text:p text:style-name="Standard">in order not to be alone</text:p>
      <text:p text:style-name="Standard">is not going</text:p>
      <text:p text:style-name="Standard">to love it very much</text:p>
      <text:p text:style-name="Standard"/>
      <text:p text:style-name="Standard">Moon you want to be mother</text:p>
      <text:p text:style-name="Standard">and you can't find a love</text:p>
      <text:p text:style-name="Standard">who makes you a woman.</text:p>
      <text:p text:style-name="Standard">Tell me, moon of silver</text:p>
      <text:p text:style-name="Standard">what you intend to do </text:p>
      <text:p text:style-name="Standard">with a child of flesh</text:p>
      <text:p text:style-name="Standard">ahhh, ahhh</text:p>
      <text:p text:style-name="Standard">Son of the Moon</text:p>
      <text:p text:style-name="Standard"/>
      <text:p text:style-name="Standard">From a cinnamon-skinned father a son</text:p>
      <text:p text:style-name="Standard">was born</text:p>
      <text:p text:style-name="Standard">white like an ermine's belly</text:p>
      <text:p text:style-name="Standard">with gray eyes</text:p>
      <text:p text:style-name="Standard">instead of olive,</text:p>
      <text:p text:style-name="Standard">moon's albino son</text:p>
      <text:p text:style-name="Standard">"Dam his appearance!</text:p>
      <text:p text:style-name="Standard">This is not a gypsy man's son</text:p>
      <text:p text:style-name="Standard">and you won't get away with this"</text:p>
      <text:p text:style-name="Standard"/>
      <text:p text:style-name="Standard">Moon you want to be mother</text:p>
      <text:p text:style-name="Standard">and you can't find a love</text:p>
      <text:p text:style-name="Standard">who makes you a woman.</text:p>
      <text:p text:style-name="Standard">Tell me, moon of silver</text:p>
      <text:p text:style-name="Standard">what you intend to do </text:p>
      <text:p text:style-name="Standard">with a child of flesh</text:p>
      <text:p text:style-name="Standard">ahhh, ahhh</text:p>
      <text:p text:style-name="Standard">Son of the Moon</text:p>
      <text:p text:style-name="Standard"/>
      <text:p text:style-name="Standard">the gipsy believing himself dishonored</text:p>
      <text:p text:style-name="Standard">went to his wife, knife in hand</text:p>
      <text:p text:style-name="Standard">"Whose son in this?</text:p>
      <text:p text:style-name="Standard">I am sure you have deceived me!"</text:p>
      <text:p text:style-name="Standard">and he stabbed her to death</text:p>
      <text:p text:style-name="Standard">then he went to the mountain</text:p>
      <text:p text:style-name="Standard"><text:soft-page-break/>with the child in his arms</text:p>
      <text:p text:style-name="Standard">and abandoned it there</text:p>
      <text:p text:style-name="Standard"/>
      <text:p text:style-name="Standard">Moon you want to be mother</text:p>
      <text:p text:style-name="Standard">and you can't find a love</text:p>
      <text:p text:style-name="Standard">who makes you a woman.</text:p>
      <text:p text:style-name="Standard">Tell me, moon of silver</text:p>
      <text:p text:style-name="Standard">what you intend to do </text:p>
      <text:p text:style-name="Standard">with a child of flesh</text:p>
      <text:p text:style-name="Standard">ahhh, ahhh</text:p>
      <text:p text:style-name="Standard">Son of the Moon</text:p>
      <text:p text:style-name="Standard"/>
      <text:p text:style-name="Standard">And on nights when the moon is full</text:p>
      <text:p text:style-name="Standard">it's because the child is happy</text:p>
      <text:p text:style-name="Standard">and if the child cries</text:p>
      <text:p text:style-name="Standard">the moon will wane</text:p>
      <text:p text:style-name="Standard">to make him a cradle</text:p>
      <text:p text:style-name="Standard">and if the child cries</text:p>
      <text:p text:style-name="Standard">the moon will wane to make him a crad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asey rayback</meta:initial-creator>
    <meta:creation-date>2009-08-15T13:17:12.50</meta:creation-date>
    <meta:document-statistic meta:table-count="0" meta:image-count="0" meta:object-count="0" meta:page-count="2" meta:paragraph-count="64" meta:word-count="319" meta:character-count="1483"/>
    <dc:date>2009-08-15T13:24:00.53</dc:date>
    <dc:creator>casey rayback</dc:creator>
    <meta:editing-duration>PT00H06M48S</meta:editing-duration>
    <meta:editing-cycles>1</meta:editing-cycles>
    <meta:generator>OpenOffice.org/3.1$Win32 OpenOffice.org_project/310m11$Build-9399</meta:generator>
  </office:meta>
</office:document-meta>
</file>